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26mm 0.04mm 0.53mm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style:font-name="Chandas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handas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apa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85.38" calcext:value-type="float">
            <text:p>85,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.05" calcext:value-type="float">
            <text:p>134,05</text:p>
          </table:table-cell>
          <table:table-cell office:value-type="float" office:value="85.71" calcext:value-type="float">
            <text:p>85,7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5.69" calcext:value-type="float">
            <text:p>135,69</text:p>
          </table:table-cell>
          <table:table-cell office:value-type="float" office:value="92.61" calcext:value-type="float">
            <text:p>92,6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.05" calcext:value-type="float">
            <text:p>134,05</text:p>
          </table:table-cell>
          <table:table-cell office:value-type="float" office:value="99.83" calcext:value-type="float">
            <text:p>99,8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4.86" calcext:value-type="float">
            <text:p>124,86</text:p>
          </table:table-cell>
          <table:table-cell office:value-type="float" office:value="100.81" calcext:value-type="float">
            <text:p>100,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style-name="ce3" office:value-type="float" office:value="122.56" calcext:value-type="float">
            <text:p>122,56</text:p>
          </table:table-cell>
          <table:table-cell table:style-name="ce3" office:value-type="float" office:value="93.92" calcext:value-type="float">
            <text:p>93,92</text:p>
          </table:table-cell>
          <table:table-cell table:style-name="ce3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85.06" calcext:value-type="float">
            <text:p>85,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2.73" calcext:value-type="float">
            <text:p>132,73</text:p>
          </table:table-cell>
          <table:table-cell office:value-type="float" office:value="84.07" calcext:value-type="float">
            <text:p>84,07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5.69" calcext:value-type="float">
            <text:p>135,69</text:p>
          </table:table-cell>
          <table:table-cell office:value-type="float" office:value="88.34" calcext:value-type="float">
            <text:p>88,3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1.29" calcext:value-type="float">
            <text:p>91,2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94.9" calcext:value-type="float">
            <text:p>94,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101.14" calcext:value-type="float">
            <text:p>101,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1.75" calcext:value-type="float">
            <text:p>131,75</text:p>
          </table:table-cell>
          <table:table-cell office:value-type="float" office:value="103.76" calcext:value-type="float">
            <text:p>103,7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7.81" calcext:value-type="float">
            <text:p>127,81</text:p>
          </table:table-cell>
          <table:table-cell office:value-type="float" office:value="106.06" calcext:value-type="float">
            <text:p>106,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5.84" calcext:value-type="float">
            <text:p>125,84</text:p>
          </table:table-cell>
          <table:table-cell office:value-type="float" office:value="101.79" calcext:value-type="float">
            <text:p>101,7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98.51" calcext:value-type="float">
            <text:p>98,51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93.92" calcext:value-type="float">
            <text:p>93,9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3" office:value-type="float" office:value="123.54" calcext:value-type="float">
            <text:p>123,54</text:p>
          </table:table-cell>
          <table:table-cell table:style-name="ce3" office:value-type="float" office:value="88.99" calcext:value-type="float">
            <text:p>88,99</text:p>
          </table:table-cell>
          <table:table-cell table:style-name="ce3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4.76" calcext:value-type="float">
            <text:p>84,7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7.48" calcext:value-type="float">
            <text:p>127,48</text:p>
          </table:table-cell>
          <table:table-cell office:value-type="float" office:value="83.74" calcext:value-type="float">
            <text:p>83,7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83.09" calcext:value-type="float">
            <text:p>83,0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85.71" calcext:value-type="float">
            <text:p>85,7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8.67" calcext:value-type="float">
            <text:p>88,6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0.28" calcext:value-type="float">
            <text:p>140,28</text:p>
          </table:table-cell>
          <table:table-cell office:value-type="float" office:value="90.31" calcext:value-type="float">
            <text:p>90,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2.28" calcext:value-type="float">
            <text:p>92,2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5.89" calcext:value-type="float">
            <text:p>95,8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102.12" calcext:value-type="float">
            <text:p>102,1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05.41" calcext:value-type="float">
            <text:p>105,4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1.75" calcext:value-type="float">
            <text:p>131,75</text:p>
          </table:table-cell>
          <table:table-cell office:value-type="float" office:value="107.7" calcext:value-type="float">
            <text:p>107,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107.37" calcext:value-type="float">
            <text:p>107,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02.78" calcext:value-type="float">
            <text:p>102,7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98.51" calcext:value-type="float">
            <text:p>98,5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93.26" calcext:value-type="float">
            <text:p>93,2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1.9" calcext:value-type="float">
            <text:p>121,9</text:p>
          </table:table-cell>
          <table:table-cell office:value-type="float" office:value="88.99" calcext:value-type="float">
            <text:p>88,9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style-name="ce3" office:value-type="float" office:value="122.89" calcext:value-type="float">
            <text:p>122,89</text:p>
          </table:table-cell>
          <table:table-cell table:style-name="ce3" office:value-type="float" office:value="86.7" calcext:value-type="float">
            <text:p>86,7</text:p>
          </table:table-cell>
          <table:table-cell table:style-name="ce3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85.38" calcext:value-type="float">
            <text:p>85,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0.76" calcext:value-type="float">
            <text:p>130,76</text:p>
          </table:table-cell>
          <table:table-cell office:value-type="float" office:value="82.1" calcext:value-type="float">
            <text:p>82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6.67" calcext:value-type="float">
            <text:p>136,67</text:p>
          </table:table-cell>
          <table:table-cell office:value-type="float" office:value="85.38" calcext:value-type="float">
            <text:p>85,3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89.65" calcext:value-type="float">
            <text:p>89,6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92.61" calcext:value-type="float">
            <text:p>92,6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6.22" calcext:value-type="float">
            <text:p>96,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99.17" calcext:value-type="float">
            <text:p>99,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03.76" calcext:value-type="float">
            <text:p>103,7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35.36" calcext:value-type="float">
            <text:p>135,36</text:p>
          </table:table-cell>
          <table:table-cell office:value-type="float" office:value="109.02" calcext:value-type="float">
            <text:p>109,0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7.81" calcext:value-type="float">
            <text:p>127,81</text:p>
          </table:table-cell>
          <table:table-cell office:value-type="float" office:value="109.34" calcext:value-type="float">
            <text:p>109,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105.08" calcext:value-type="float">
            <text:p>105,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9.5" calcext:value-type="float">
            <text:p>99,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3.92" calcext:value-type="float">
            <text:p>93,9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style-name="ce3" office:value-type="float" office:value="121.57" calcext:value-type="float">
            <text:p>121,57</text:p>
          </table:table-cell>
          <table:table-cell table:style-name="ce3" office:value-type="float" office:value="88.99" calcext:value-type="float">
            <text:p>88,99</text:p>
          </table:table-cell>
          <table:table-cell table:style-name="ce3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3.09" calcext:value-type="float">
            <text:p>83,0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2.1" calcext:value-type="float">
            <text:p>82,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83.42" calcext:value-type="float">
            <text:p>83,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6.67" calcext:value-type="float">
            <text:p>136,67</text:p>
          </table:table-cell>
          <table:table-cell office:value-type="float" office:value="86.37" calcext:value-type="float">
            <text:p>86,37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8.34" calcext:value-type="float">
            <text:p>88,3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5.53" calcext:value-type="float">
            <text:p>145,53</text:p>
          </table:table-cell>
          <table:table-cell office:value-type="float" office:value="92.93" calcext:value-type="float">
            <text:p>92,9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8.18" calcext:value-type="float">
            <text:p>98,1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2.45" calcext:value-type="float">
            <text:p>102,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8.69" calcext:value-type="float">
            <text:p>108,6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3.72" calcext:value-type="float">
            <text:p>133,72</text:p>
          </table:table-cell>
          <table:table-cell office:value-type="float" office:value="110.66" calcext:value-type="float">
            <text:p>110,6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1.31" calcext:value-type="float">
            <text:p>111,3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105.41" calcext:value-type="float">
            <text:p>105,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9.83" calcext:value-type="float">
            <text:p>99,8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93.26" calcext:value-type="float">
            <text:p>93,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style-name="ce3" office:value-type="float" office:value="120.92" calcext:value-type="float">
            <text:p>120,92</text:p>
          </table:table-cell>
          <table:table-cell table:style-name="ce3" office:value-type="float" office:value="88.01" calcext:value-type="float">
            <text:p>88,01</text:p>
          </table:table-cell>
          <table:table-cell table:style-name="ce3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0.44" calcext:value-type="float">
            <text:p>130,44</text:p>
          </table:table-cell>
          <table:table-cell office:value-type="float" office:value="82.1" calcext:value-type="float">
            <text:p>82,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85.71" calcext:value-type="float">
            <text:p>85,7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89.98" calcext:value-type="float">
            <text:p>89,9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96.54" calcext:value-type="float">
            <text:p>96,5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103.44" calcext:value-type="float">
            <text:p>103,4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1.31" calcext:value-type="float">
            <text:p>111,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111.28" calcext:value-type="float">
            <text:p>111,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3.87" calcext:value-type="float">
            <text:p>123,87</text:p>
          </table:table-cell>
          <table:table-cell office:value-type="float" office:value="109.67" calcext:value-type="float">
            <text:p>109,6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101.14" calcext:value-type="float">
            <text:p>101,1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4.57" calcext:value-type="float">
            <text:p>94,57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87.35" calcext:value-type="float">
            <text:p>87,3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style-name="ce3" office:value-type="float" office:value="124.2" calcext:value-type="float">
            <text:p>124,2</text:p>
          </table:table-cell>
          <table:table-cell table:style-name="ce3" office:value-type="float" office:value="82.76" calcext:value-type="float">
            <text:p>82,76</text:p>
          </table:table-cell>
          <table:table-cell table:style-name="ce3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81.12" calcext:value-type="float">
            <text:p>81,1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82.76" calcext:value-type="float">
            <text:p>82,7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88.99" calcext:value-type="float">
            <text:p>88,9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94.9" calcext:value-type="float">
            <text:p>94,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101.79" calcext:value-type="float">
            <text:p>101,7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1.59" calcext:value-type="float">
            <text:p>141,59</text:p>
          </table:table-cell>
          <table:table-cell office:value-type="float" office:value="109.02" calcext:value-type="float">
            <text:p>109,0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13.28" calcext:value-type="float">
            <text:p>113,2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12.63" calcext:value-type="float">
            <text:p>112,6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105.73" calcext:value-type="float">
            <text:p>105,7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99.83" calcext:value-type="float">
            <text:p>99,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89.65" calcext:value-type="float">
            <text:p>89,6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3" office:value-type="float" office:value="122.89" calcext:value-type="float">
            <text:p>122,89</text:p>
          </table:table-cell>
          <table:table-cell table:style-name="ce3" office:value-type="float" office:value="84.4" calcext:value-type="float">
            <text:p>84,4</text:p>
          </table:table-cell>
          <table:table-cell table:style-name="ce3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1.12" calcext:value-type="float">
            <text:p>81,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82.43" calcext:value-type="float">
            <text:p>82,4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85.71" calcext:value-type="float">
            <text:p>85,7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5.86" calcext:value-type="float">
            <text:p>145,86</text:p>
          </table:table-cell>
          <table:table-cell office:value-type="float" office:value="91.29" calcext:value-type="float">
            <text:p>91,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97.86" calcext:value-type="float">
            <text:p>97,8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105.41" calcext:value-type="float">
            <text:p>105,4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11.97" calcext:value-type="float">
            <text:p>111,9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1.09" calcext:value-type="float">
            <text:p>131,09</text:p>
          </table:table-cell>
          <table:table-cell office:value-type="float" office:value="114.27" calcext:value-type="float">
            <text:p>114,2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111.31" calcext:value-type="float">
            <text:p>111,3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102.12" calcext:value-type="float">
            <text:p>102,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0.96" calcext:value-type="float">
            <text:p>90,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3" office:value-type="float" office:value="123.22" calcext:value-type="float">
            <text:p>123,22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81.77" calcext:value-type="float">
            <text:p>81,7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82.43" calcext:value-type="float">
            <text:p>82,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86.37" calcext:value-type="float">
            <text:p>86,3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1.62" calcext:value-type="float">
            <text:p>91,6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100.48" calcext:value-type="float">
            <text:p>100,4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5.86" calcext:value-type="float">
            <text:p>145,86</text:p>
          </table:table-cell>
          <table:table-cell office:value-type="float" office:value="106.39" calcext:value-type="float">
            <text:p>106,3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1.27" calcext:value-type="float">
            <text:p>141,27</text:p>
          </table:table-cell>
          <table:table-cell office:value-type="float" office:value="110.33" calcext:value-type="float">
            <text:p>110,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4.59" calcext:value-type="float">
            <text:p>114,59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4.92" calcext:value-type="float">
            <text:p>114,9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106.06" calcext:value-type="float">
            <text:p>106,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96.22" calcext:value-type="float">
            <text:p>96,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87.03" calcext:value-type="float">
            <text:p>87,0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3" office:value-type="float" office:value="123.87" calcext:value-type="float">
            <text:p>123,87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0.79" calcext:value-type="float">
            <text:p>80,7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1.45" calcext:value-type="float">
            <text:p>81,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2.91" calcext:value-type="float">
            <text:p>142,91</text:p>
          </table:table-cell>
          <table:table-cell office:value-type="float" office:value="87.03" calcext:value-type="float">
            <text:p>87,0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1.62" calcext:value-type="float">
            <text:p>91,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8.49" calcext:value-type="float">
            <text:p>148,49</text:p>
          </table:table-cell>
          <table:table-cell office:value-type="float" office:value="102.45" calcext:value-type="float">
            <text:p>102,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109.67" calcext:value-type="float">
            <text:p>109,6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13.61" calcext:value-type="float">
            <text:p>113,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114.27" calcext:value-type="float">
            <text:p>114,2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13.61" calcext:value-type="float">
            <text:p>113,6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103.11" calcext:value-type="float">
            <text:p>103,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8.29" calcext:value-type="float">
            <text:p>118,29</text:p>
          </table:table-cell>
          <table:table-cell office:value-type="float" office:value="93.92" calcext:value-type="float">
            <text:p>93,9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86.7" calcext:value-type="float">
            <text:p>86,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style-name="ce3" office:value-type="float" office:value="124.86" calcext:value-type="float">
            <text:p>124,86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.14" calcext:value-type="float">
            <text:p>128,14</text:p>
          </table:table-cell>
          <table:table-cell office:value-type="float" office:value="81.12" calcext:value-type="float">
            <text:p>81,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1.12" calcext:value-type="float">
            <text:p>81,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5.38" calcext:value-type="float">
            <text:p>85,3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8.16" calcext:value-type="float">
            <text:p>148,16</text:p>
          </table:table-cell>
          <table:table-cell office:value-type="float" office:value="94.57" calcext:value-type="float">
            <text:p>94,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103.76" calcext:value-type="float">
            <text:p>103,7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8.03" calcext:value-type="float">
            <text:p>108,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40.28" calcext:value-type="float">
            <text:p>140,28</text:p>
          </table:table-cell>
          <table:table-cell office:value-type="float" office:value="113.94" calcext:value-type="float">
            <text:p>113,9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7.48" calcext:value-type="float">
            <text:p>127,48</text:p>
          </table:table-cell>
          <table:table-cell office:value-type="float" office:value="114.59" calcext:value-type="float">
            <text:p>114,59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108.03" calcext:value-type="float">
            <text:p>108,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7.64" calcext:value-type="float">
            <text:p>117,64</text:p>
          </table:table-cell>
          <table:table-cell office:value-type="float" office:value="103.44" calcext:value-type="float">
            <text:p>103,4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99.17" calcext:value-type="float">
            <text:p>99,1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93.26" calcext:value-type="float">
            <text:p>93,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5.06" calcext:value-type="float">
            <text:p>85,0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0.46" calcext:value-type="float">
            <text:p>80,4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81.12" calcext:value-type="float">
            <text:p>81,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7.5" calcext:value-type="float">
            <text:p>147,5</text:p>
          </table:table-cell>
          <table:table-cell office:value-type="float" office:value="94.57" calcext:value-type="float">
            <text:p>94,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107.37" calcext:value-type="float">
            <text:p>107,3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13.28" calcext:value-type="float">
            <text:p>113,2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15.25" calcext:value-type="float">
            <text:p>115,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16.89" calcext:value-type="float">
            <text:p>116,8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7.96" calcext:value-type="float">
            <text:p>117,96</text:p>
          </table:table-cell>
          <table:table-cell office:value-type="float" office:value="104.09" calcext:value-type="float">
            <text:p>104,0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0.81" calcext:value-type="float">
            <text:p>100,8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17.64" calcext:value-type="float">
            <text:p>117,64</text:p>
          </table:table-cell>
          <table:table-cell office:value-type="float" office:value="93.92" calcext:value-type="float">
            <text:p>93,9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7.03" calcext:value-type="float">
            <text:p>87,0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3" office:value-type="float" office:value="125.51" calcext:value-type="float">
            <text:p>125,51</text:p>
          </table:table-cell>
          <table:table-cell table:style-name="ce3" office:value-type="float" office:value="80.79" calcext:value-type="float">
            <text:p>80,79</text:p>
          </table:table-cell>
          <table:table-cell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81.12" calcext:value-type="float">
            <text:p>81,1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.97" calcext:value-type="float">
            <text:p>138,97</text:p>
          </table:table-cell>
          <table:table-cell office:value-type="float" office:value="80.79" calcext:value-type="float">
            <text:p>80,7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8.82" calcext:value-type="float">
            <text:p>148,82</text:p>
          </table:table-cell>
          <table:table-cell office:value-type="float" office:value="95.23" calcext:value-type="float">
            <text:p>95,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10.66" calcext:value-type="float">
            <text:p>110,6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4.27" calcext:value-type="float">
            <text:p>114,2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115.25" calcext:value-type="float">
            <text:p>115,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5.51" calcext:value-type="float">
            <text:p>125,51</text:p>
          </table:table-cell>
          <table:table-cell office:value-type="float" office:value="115.25" calcext:value-type="float">
            <text:p>115,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8.95" calcext:value-type="float">
            <text:p>118,95</text:p>
          </table:table-cell>
          <table:table-cell office:value-type="float" office:value="104.75" calcext:value-type="float">
            <text:p>104,7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1.47" calcext:value-type="float">
            <text:p>101,4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4" office:value-type="float" office:value="115.34" calcext:value-type="float">
            <text:p>115,34</text:p>
          </table:table-cell>
          <table:table-cell office:value-type="float" office:value="92.93" calcext:value-type="float">
            <text:p>92,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9.61" calcext:value-type="float">
            <text:p>119,61</text:p>
          </table:table-cell>
          <table:table-cell office:value-type="float" office:value="92.28" calcext:value-type="float">
            <text:p>92,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85.71" calcext:value-type="float">
            <text:p>85,7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3" office:value-type="float" office:value="127.15" calcext:value-type="float">
            <text:p>127,15</text:p>
          </table:table-cell>
          <table:table-cell table:style-name="ce3" office:value-type="float" office:value="81.45" calcext:value-type="float">
            <text:p>81,45</text:p>
          </table:table-cell>
          <table:table-cell table:style-name="ce3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.79" calcext:value-type="float">
            <text:p>128,79</text:p>
          </table:table-cell>
          <table:table-cell office:value-type="float" office:value="80.79" calcext:value-type="float">
            <text:p>80,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0.79" calcext:value-type="float">
            <text:p>80,7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.25" calcext:value-type="float">
            <text:p>142,25</text:p>
          </table:table-cell>
          <table:table-cell office:value-type="float" office:value="84.4" calcext:value-type="float">
            <text:p>84,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.21" calcext:value-type="float">
            <text:p>145,21</text:p>
          </table:table-cell>
          <table:table-cell office:value-type="float" office:value="89.65" calcext:value-type="float">
            <text:p>89,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7.17" calcext:value-type="float">
            <text:p>147,17</text:p>
          </table:table-cell>
          <table:table-cell office:value-type="float" office:value="98.51" calcext:value-type="float">
            <text:p>98,5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5.53" calcext:value-type="float">
            <text:p>145,53</text:p>
          </table:table-cell>
          <table:table-cell office:value-type="float" office:value="104.75" calcext:value-type="float">
            <text:p>104,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110.98" calcext:value-type="float">
            <text:p>110,9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5.25" calcext:value-type="float">
            <text:p>115,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6.83" calcext:value-type="float">
            <text:p>126,83</text:p>
          </table:table-cell>
          <table:table-cell office:value-type="float" office:value="114.92" calcext:value-type="float">
            <text:p>114,9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109.02" calcext:value-type="float">
            <text:p>109,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102.45" calcext:value-type="float">
            <text:p>102,4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2.38" calcext:value-type="float">
            <text:p>112,38</text:p>
          </table:table-cell>
          <table:table-cell office:value-type="float" office:value="99.17" calcext:value-type="float">
            <text:p>99,1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6.98" calcext:value-type="float">
            <text:p>116,98</text:p>
          </table:table-cell>
          <table:table-cell office:value-type="float" office:value="91.95" calcext:value-type="float">
            <text:p>91,9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3.26" calcext:value-type="float">
            <text:p>93,2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88.01" calcext:value-type="float">
            <text:p>88,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3" office:value-type="float" office:value="124.53" calcext:value-type="float">
            <text:p>124,53</text:p>
          </table:table-cell>
          <table:table-cell table:style-name="ce3" office:value-type="float" office:value="81.77" calcext:value-type="float">
            <text:p>81,77</text:p>
          </table:table-cell>
          <table:table-cell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0.46" calcext:value-type="float">
            <text:p>80,4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0.79" calcext:value-type="float">
            <text:p>80,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85.38" calcext:value-type="float">
            <text:p>85,3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.85" calcext:value-type="float">
            <text:p>146,85</text:p>
          </table:table-cell>
          <table:table-cell office:value-type="float" office:value="94.9" calcext:value-type="float">
            <text:p>94,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101.79" calcext:value-type="float">
            <text:p>101,7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113.61" calcext:value-type="float">
            <text:p>113,6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2.41" calcext:value-type="float">
            <text:p>132,41</text:p>
          </table:table-cell>
          <table:table-cell office:value-type="float" office:value="115.25" calcext:value-type="float">
            <text:p>115,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4.86" calcext:value-type="float">
            <text:p>124,86</text:p>
          </table:table-cell>
          <table:table-cell office:value-type="float" office:value="111.97" calcext:value-type="float">
            <text:p>111,9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105.08" calcext:value-type="float">
            <text:p>105,0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2.71" calcext:value-type="float">
            <text:p>112,71</text:p>
          </table:table-cell>
          <table:table-cell office:value-type="float" office:value="101.47" calcext:value-type="float">
            <text:p>101,4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3.37" calcext:value-type="float">
            <text:p>113,37</text:p>
          </table:table-cell>
          <table:table-cell office:value-type="float" office:value="96.22" calcext:value-type="float">
            <text:p>96,2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1.95" calcext:value-type="float">
            <text:p>91,9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3" office:value-type="float" office:value="124.86" calcext:value-type="float">
            <text:p>124,86</text:p>
          </table:table-cell>
          <table:table-cell table:style-name="ce3" office:value-type="float" office:value="82.43" calcext:value-type="float">
            <text:p>82,43</text:p>
          </table:table-cell>
          <table:table-cell table:style-name="ce3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81.45" calcext:value-type="float">
            <text:p>81,4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1.12" calcext:value-type="float">
            <text:p>81,1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1.59" calcext:value-type="float">
            <text:p>141,59</text:p>
          </table:table-cell>
          <table:table-cell office:value-type="float" office:value="84.73" calcext:value-type="float">
            <text:p>84,7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6.52" calcext:value-type="float">
            <text:p>146,52</text:p>
          </table:table-cell>
          <table:table-cell office:value-type="float" office:value="94.25" calcext:value-type="float">
            <text:p>94,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106.39" calcext:value-type="float">
            <text:p>106,3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14.59" calcext:value-type="float">
            <text:p>114,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13.61" calcext:value-type="float">
            <text:p>113,6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8.62" calcext:value-type="float">
            <text:p>118,62</text:p>
          </table:table-cell>
          <table:table-cell office:value-type="float" office:value="104.42" calcext:value-type="float">
            <text:p>104,4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.03" calcext:value-type="float">
            <text:p>114,03</text:p>
          </table:table-cell>
          <table:table-cell office:value-type="float" office:value="101.14" calcext:value-type="float">
            <text:p>101,1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.68" calcext:value-type="float">
            <text:p>114,68</text:p>
          </table:table-cell>
          <table:table-cell office:value-type="float" office:value="95.56" calcext:value-type="float">
            <text:p>95,5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2.28" calcext:value-type="float">
            <text:p>92,2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1.45" calcext:value-type="float">
            <text:p>81,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82.43" calcext:value-type="float">
            <text:p>82,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2.91" calcext:value-type="float">
            <text:p>142,91</text:p>
          </table:table-cell>
          <table:table-cell office:value-type="float" office:value="87.35" calcext:value-type="float">
            <text:p>87,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6.19" calcext:value-type="float">
            <text:p>146,19</text:p>
          </table:table-cell>
          <table:table-cell office:value-type="float" office:value="96.54" calcext:value-type="float">
            <text:p>96,5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4.22" calcext:value-type="float">
            <text:p>144,22</text:p>
          </table:table-cell>
          <table:table-cell office:value-type="float" office:value="104.09" calcext:value-type="float">
            <text:p>104,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2.95" calcext:value-type="float">
            <text:p>112,9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3.06" calcext:value-type="float">
            <text:p>133,06</text:p>
          </table:table-cell>
          <table:table-cell office:value-type="float" office:value="113.94" calcext:value-type="float">
            <text:p>113,9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110.66" calcext:value-type="float">
            <text:p>110,6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.26" calcext:value-type="float">
            <text:p>120,26</text:p>
          </table:table-cell>
          <table:table-cell office:value-type="float" office:value="105.08" calcext:value-type="float">
            <text:p>105,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6.98" calcext:value-type="float">
            <text:p>116,98</text:p>
          </table:table-cell>
          <table:table-cell office:value-type="float" office:value="99.5" calcext:value-type="float">
            <text:p>99,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4.9" calcext:value-type="float">
            <text:p>94,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88.99" calcext:value-type="float">
            <text:p>88,9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3" office:value-type="float" office:value="126.5" calcext:value-type="float">
            <text:p>126,5</text:p>
          </table:table-cell>
          <table:table-cell table:style-name="ce3" office:value-type="float" office:value="83.09" calcext:value-type="float">
            <text:p>83,09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0.44" calcext:value-type="float">
            <text:p>130,44</text:p>
          </table:table-cell>
          <table:table-cell office:value-type="float" office:value="82.1" calcext:value-type="float">
            <text:p>82,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7.33" calcext:value-type="float">
            <text:p>137,33</text:p>
          </table:table-cell>
          <table:table-cell office:value-type="float" office:value="83.42" calcext:value-type="float">
            <text:p>83,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3.56" calcext:value-type="float">
            <text:p>143,56</text:p>
          </table:table-cell>
          <table:table-cell office:value-type="float" office:value="90.96" calcext:value-type="float">
            <text:p>90,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45.21" calcext:value-type="float">
            <text:p>145,21</text:p>
          </table:table-cell>
          <table:table-cell office:value-type="float" office:value="99.5" calcext:value-type="float">
            <text:p>99,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111.64" calcext:value-type="float">
            <text:p>111,6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113.94" calcext:value-type="float">
            <text:p>113,9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11.31" calcext:value-type="float">
            <text:p>111,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.59" calcext:value-type="float">
            <text:p>120,59</text:p>
          </table:table-cell>
          <table:table-cell office:value-type="float" office:value="102.45" calcext:value-type="float">
            <text:p>102,4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93.92" calcext:value-type="float">
            <text:p>93,9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3.54" calcext:value-type="float">
            <text:p>123,54</text:p>
          </table:table-cell>
          <table:table-cell office:value-type="float" office:value="87.35" calcext:value-type="float">
            <text:p>87,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ce3" office:value-type="float" office:value="127.48" calcext:value-type="float">
            <text:p>127,48</text:p>
          </table:table-cell>
          <table:table-cell table:style-name="ce3" office:value-type="float" office:value="82.1" calcext:value-type="float">
            <text:p>82,1</text:p>
          </table:table-cell>
          <table:table-cell table:style-name="ce3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3.74" calcext:value-type="float">
            <text:p>83,7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4.4" calcext:value-type="float">
            <text:p>84,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2.58" calcext:value-type="float">
            <text:p>142,58</text:p>
          </table:table-cell>
          <table:table-cell office:value-type="float" office:value="89.98" calcext:value-type="float">
            <text:p>89,9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44.88" calcext:value-type="float">
            <text:p>144,88</text:p>
          </table:table-cell>
          <table:table-cell office:value-type="float" office:value="98.84" calcext:value-type="float">
            <text:p>98,8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112.63" calcext:value-type="float">
            <text:p>112,6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14.59" calcext:value-type="float">
            <text:p>114,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11.31" calcext:value-type="float">
            <text:p>111,3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103.76" calcext:value-type="float">
            <text:p>103,7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19.93" calcext:value-type="float">
            <text:p>119,93</text:p>
          </table:table-cell>
          <table:table-cell office:value-type="float" office:value="97.2" calcext:value-type="float">
            <text:p>97,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3" office:value-type="float" office:value="125.18" calcext:value-type="float">
            <text:p>125,18</text:p>
          </table:table-cell>
          <table:table-cell table:style-name="ce3" office:value-type="float" office:value="88.01" calcext:value-type="float">
            <text:p>88,01</text:p>
          </table:table-cell>
          <table:table-cell table:style-name="ce3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85.38" calcext:value-type="float">
            <text:p>85,3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8.97" calcext:value-type="float">
            <text:p>138,97</text:p>
          </table:table-cell>
          <table:table-cell office:value-type="float" office:value="87.68" calcext:value-type="float">
            <text:p>87,6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3.89" calcext:value-type="float">
            <text:p>143,89</text:p>
          </table:table-cell>
          <table:table-cell office:value-type="float" office:value="96.22" calcext:value-type="float">
            <text:p>96,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44.55" calcext:value-type="float">
            <text:p>144,55</text:p>
          </table:table-cell>
          <table:table-cell office:value-type="float" office:value="100.81" calcext:value-type="float">
            <text:p>100,8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9.63" calcext:value-type="float">
            <text:p>139,63</text:p>
          </table:table-cell>
          <table:table-cell office:value-type="float" office:value="108.69" calcext:value-type="float">
            <text:p>108,6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113.61" calcext:value-type="float">
            <text:p>113,6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5.58" calcext:value-type="float">
            <text:p>115,5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10.66" calcext:value-type="float">
            <text:p>110,6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1.57" calcext:value-type="float">
            <text:p>121,57</text:p>
          </table:table-cell>
          <table:table-cell office:value-type="float" office:value="103.76" calcext:value-type="float">
            <text:p>103,7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1.9" calcext:value-type="float">
            <text:p>121,9</text:p>
          </table:table-cell>
          <table:table-cell office:value-type="float" office:value="95.56" calcext:value-type="float">
            <text:p>95,5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7.69" calcext:value-type="float">
            <text:p>87,69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9.78" calcext:value-type="float">
            <text:p>129,78</text:p>
          </table:table-cell>
          <table:table-cell office:value-type="float" office:value="87.35" calcext:value-type="float">
            <text:p>87,3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5.36" calcext:value-type="float">
            <text:p>135,36</text:p>
          </table:table-cell>
          <table:table-cell office:value-type="float" office:value="88.34" calcext:value-type="float">
            <text:p>88,3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9.3" calcext:value-type="float">
            <text:p>139,3</text:p>
          </table:table-cell>
          <table:table-cell office:value-type="float" office:value="90.96" calcext:value-type="float">
            <text:p>90,9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3.24" calcext:value-type="float">
            <text:p>143,24</text:p>
          </table:table-cell>
          <table:table-cell office:value-type="float" office:value="97.53" calcext:value-type="float">
            <text:p>97,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03.11" calcext:value-type="float">
            <text:p>103,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8.31" calcext:value-type="float">
            <text:p>138,31</text:p>
          </table:table-cell>
          <table:table-cell office:value-type="float" office:value="108.69" calcext:value-type="float">
            <text:p>108,6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113.28" calcext:value-type="float">
            <text:p>113,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0.11" calcext:value-type="float">
            <text:p>130,11</text:p>
          </table:table-cell>
          <table:table-cell office:value-type="float" office:value="109.67" calcext:value-type="float">
            <text:p>109,6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.89" calcext:value-type="float">
            <text:p>122,89</text:p>
          </table:table-cell>
          <table:table-cell office:value-type="float" office:value="105.41" calcext:value-type="float">
            <text:p>105,4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0.92" calcext:value-type="float">
            <text:p>120,92</text:p>
          </table:table-cell>
          <table:table-cell office:value-type="float" office:value="97.86" calcext:value-type="float">
            <text:p>97,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91.95" calcext:value-type="float">
            <text:p>91,9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float" office:value="126.83" calcext:value-type="float">
            <text:p>126,83</text:p>
          </table:table-cell>
          <table:table-cell table:style-name="ce3" office:value-type="float" office:value="87.35" calcext:value-type="float">
            <text:p>87,35</text:p>
          </table:table-cell>
          <table:table-cell table:style-name="ce3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9.12" calcext:value-type="float">
            <text:p>129,12</text:p>
          </table:table-cell>
          <table:table-cell office:value-type="float" office:value="87.35" calcext:value-type="float">
            <text:p>87,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89.65" calcext:value-type="float">
            <text:p>89,6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93.92" calcext:value-type="float">
            <text:p>93,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41.92" calcext:value-type="float">
            <text:p>141,92</text:p>
          </table:table-cell>
          <table:table-cell office:value-type="float" office:value="100.15" calcext:value-type="float">
            <text:p>100,1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7.05" calcext:value-type="float">
            <text:p>107,0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3.72" calcext:value-type="float">
            <text:p>133,72</text:p>
          </table:table-cell>
          <table:table-cell office:value-type="float" office:value="109.34" calcext:value-type="float">
            <text:p>109,3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6.5" calcext:value-type="float">
            <text:p>126,5</text:p>
          </table:table-cell>
          <table:table-cell office:value-type="float" office:value="108.03" calcext:value-type="float">
            <text:p>108,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1.25" calcext:value-type="float">
            <text:p>121,25</text:p>
          </table:table-cell>
          <table:table-cell office:value-type="float" office:value="103.76" calcext:value-type="float">
            <text:p>103,7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2.23" calcext:value-type="float">
            <text:p>122,23</text:p>
          </table:table-cell>
          <table:table-cell office:value-type="float" office:value="95.56" calcext:value-type="float">
            <text:p>95,5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3" office:value-type="float" office:value="125.84" calcext:value-type="float">
            <text:p>125,84</text:p>
          </table:table-cell>
          <table:table-cell table:style-name="ce3" office:value-type="float" office:value="89.32" calcext:value-type="float">
            <text:p>89,32</text:p>
          </table:table-cell>
          <table:table-cell table:style-name="ce3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8.67" calcext:value-type="float">
            <text:p>88,6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.02" calcext:value-type="float">
            <text:p>136,02</text:p>
          </table:table-cell>
          <table:table-cell office:value-type="float" office:value="90.64" calcext:value-type="float">
            <text:p>90,6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.64" calcext:value-type="float">
            <text:p>138,64</text:p>
          </table:table-cell>
          <table:table-cell office:value-type="float" office:value="94.9" calcext:value-type="float">
            <text:p>94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.61" calcext:value-type="float">
            <text:p>140,61</text:p>
          </table:table-cell>
          <table:table-cell office:value-type="float" office:value="100.81" calcext:value-type="float">
            <text:p>100,8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.34" calcext:value-type="float">
            <text:p>136,34</text:p>
          </table:table-cell>
          <table:table-cell office:value-type="float" office:value="106.39" calcext:value-type="float">
            <text:p>106,3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.47" calcext:value-type="float">
            <text:p>128,47</text:p>
          </table:table-cell>
          <table:table-cell office:value-type="float" office:value="107.05" calcext:value-type="float">
            <text:p>107,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2.56" calcext:value-type="float">
            <text:p>122,56</text:p>
          </table:table-cell>
          <table:table-cell office:value-type="float" office:value="103.44" calcext:value-type="float">
            <text:p>103,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3.22" calcext:value-type="float">
            <text:p>123,22</text:p>
          </table:table-cell>
          <table:table-cell office:value-type="float" office:value="95.56" calcext:value-type="float">
            <text:p>95,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float" office:value="126.5" calcext:value-type="float">
            <text:p>126,5</text:p>
          </table:table-cell>
          <table:table-cell table:style-name="ce3" office:value-type="float" office:value="89.32" calcext:value-type="float">
            <text:p>89,32</text:p>
          </table:table-cell>
          <table:table-cell table:style-name="ce3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89.98" calcext:value-type="float">
            <text:p>89,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91.62" calcext:value-type="float">
            <text:p>91,6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.66" calcext:value-type="float">
            <text:p>137,66</text:p>
          </table:table-cell>
          <table:table-cell office:value-type="float" office:value="96.87" calcext:value-type="float">
            <text:p>96,8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.98" calcext:value-type="float">
            <text:p>137,98</text:p>
          </table:table-cell>
          <table:table-cell office:value-type="float" office:value="102.45" calcext:value-type="float">
            <text:p>102,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4.37" calcext:value-type="float">
            <text:p>134,37</text:p>
          </table:table-cell>
          <table:table-cell office:value-type="float" office:value="105.73" calcext:value-type="float">
            <text:p>105,7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7.15" calcext:value-type="float">
            <text:p>127,15</text:p>
          </table:table-cell>
          <table:table-cell office:value-type="float" office:value="106.06" calcext:value-type="float">
            <text:p>106,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2.89" calcext:value-type="float">
            <text:p>122,89</text:p>
          </table:table-cell>
          <table:table-cell office:value-type="float" office:value="102.78" calcext:value-type="float">
            <text:p>102,7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4.2" calcext:value-type="float">
            <text:p>124,2</text:p>
          </table:table-cell>
          <table:table-cell office:value-type="float" office:value="95.89" calcext:value-type="float">
            <text:p>95,8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3" office:value-type="float" office:value="126.83" calcext:value-type="float">
            <text:p>126,83</text:p>
          </table:table-cell>
          <table:table-cell table:style-name="ce3" office:value-type="float" office:value="90.31" calcext:value-type="float">
            <text:p>90,31</text:p>
          </table:table-cell>
          <table:table-cell table:style-name="ce3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9.45" calcext:value-type="float">
            <text:p>129,45</text:p>
          </table:table-cell>
          <table:table-cell office:value-type="float" office:value="91.95" calcext:value-type="float">
            <text:p>91,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4.7" calcext:value-type="float">
            <text:p>134,7</text:p>
          </table:table-cell>
          <table:table-cell office:value-type="float" office:value="94.25" calcext:value-type="float">
            <text:p>94,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5.03" calcext:value-type="float">
            <text:p>135,03</text:p>
          </table:table-cell>
          <table:table-cell office:value-type="float" office:value="99.17" calcext:value-type="float">
            <text:p>99,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3.06" calcext:value-type="float">
            <text:p>133,06</text:p>
          </table:table-cell>
          <table:table-cell office:value-type="float" office:value="102.78" calcext:value-type="float">
            <text:p>102,7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5.18" calcext:value-type="float">
            <text:p>125,18</text:p>
          </table:table-cell>
          <table:table-cell office:value-type="float" office:value="103.44" calcext:value-type="float">
            <text:p>103,4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4.53" calcext:value-type="float">
            <text:p>124,53</text:p>
          </table:table-cell>
          <table:table-cell office:value-type="float" office:value="97.86" calcext:value-type="float">
            <text:p>97,8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3" office:value-type="float" office:value="127.15" calcext:value-type="float">
            <text:p>127,15</text:p>
          </table:table-cell>
          <table:table-cell table:style-name="ce3" office:value-type="float" office:value="92.61" calcext:value-type="float">
            <text:p>92,61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6:15:08.965127221</meta:creation-date>
    <dc:date>2019-04-20T19:39:05.088185515</dc:date>
    <meta:editing-duration>PT3H23M44S</meta:editing-duration>
    <meta:editing-cycles>33</meta:editing-cycles>
    <meta:generator>LibreOffice/6.0.7.3$Linux_X86_64 LibreOffice_project/00m0$Build-3</meta:generator>
    <meta:document-statistic meta:table-count="1" meta:cell-count="897" meta:object-count="0"/>
  </office:meta>
</office:document-meta>
</file>